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3cb8" officeooo:paragraph-rsid="000c3cb8"/>
    </style:style>
    <style:style style:name="P2" style:family="paragraph" style:parent-style-name="Standard">
      <style:text-properties officeooo:rsid="000c3cb8" officeooo:paragraph-rsid="000c3cb8"/>
    </style:style>
    <style:style style:name="P3" style:family="paragraph" style:parent-style-name="Standard">
      <style:text-properties officeooo:rsid="000c3cb8" officeooo:paragraph-rsid="000ee00e"/>
    </style:style>
    <style:style style:name="P4" style:family="paragraph" style:parent-style-name="Standard">
      <style:text-properties officeooo:rsid="000ee00e" officeooo:paragraph-rsid="000ee00e"/>
    </style:style>
    <style:style style:name="T1" style:family="text">
      <style:text-properties officeooo:rsid="0010cf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ary trees encompass a family of recursive data structures and lay the foundation for more complex trees.</text:p>
      <text:p text:style-name="P1"/>
      <text:p text:style-name="P1">Breath</text:p>
      <text:p text:style-name="P1"/>
      <text:p text:style-name="P1">The basic building block of a Binary Tree is a node. Each node has three pointers to other nodes: a left <text:s/>child, a right <text:s/>child, and a parent. </text:p>
      <text:p text:style-name="P1"/>
      <text:p text:style-name="P1">Breath</text:p>
      <text:p text:style-name="P1"/>
      <text:p text:style-name="P1">Binary trees are like family trees: a is the parent of b, and b is the left child of a. a is also c’s parent, but c is the right child of a.</text:p>
      <text:p text:style-name="P1"/>
      <text:p text:style-name="P1">pause 1</text:p>
      <text:p text:style-name="P1"/>
      <text:p text:style-name="P1">Other familial relations hold: a is d's grandparent, and d is a's grandchild.</text:p>
      <text:p text:style-name="P1">a's descendants are a's children, and their children, and so on, and e's ancestors are e's parent, and their parent, and so on.</text:p>
      <text:p text:style-name="P1"/>
      <text:p text:style-name="P1">Pause 1</text:p>
      <text:p text:style-name="P1"/>
      <text:p text:style-name="P1">Another metaphor for a binary tree is a tree like one in a forest; but the tree is upside down. In computer science, the root of the tree is at the top, and the leaves are at the bottom.</text:p>
      <text:p text:style-name="P1"/>
      <text:p text:style-name="P1">Breath</text:p>
      <text:p text:style-name="P1"/>
      <text:p text:style-name="P1">The root of the tree is special, it has no parent. The leaves are also special, they have no children, or rather, they have null children.</text:p>
      <text:p text:style-name="P1"/>
      <text:p text:style-name="P1">Pause 1</text:p>
      <text:p text:style-name="P1"/>
      <text:p text:style-name="P1">The tree itself consists of just the root. A single node is a valid tree.</text:p>
      <text:p text:style-name="P1"/>
      <text:p text:style-name="P1">Breath</text:p>
      <text:p text:style-name="P1"/>
      <text:p text:style-name="P1">The subtree of a node is a tree consisting of the node and its descendants. The root of the subtree is the original node itself.</text:p>
      <text:p text:style-name="P1"/>
      <text:p text:style-name="P1">Breath</text:p>
      <text:p text:style-name="P1"/>
      <text:p text:style-name="P1">The subtree of c looks like this. The subtree of d is just d.</text:p>
      <text:p text:style-name="P1"/>
      <text:p text:style-name="P1">pause 1</text:p>
      <text:p text:style-name="P1"/>
      <text:p text:style-name="P1">The size of a tree is the number of nodes in the tree. For example, this tree's size is 7.</text:p>
      <text:p text:style-name="P1"/>
      <text:p text:style-name="P1">breath</text:p>
      <text:p text:style-name="P1"/>
      <text:p text:style-name="P1"/>
      <text:p text:style-name="P1"><text:soft-page-break/>Nodes point to other nodes of in a recursive manner, and we can mirror this with recursive algorithms.</text:p>
      <text:p text:style-name="P1"/>
      <text:p text:style-name="P1">Pause 1</text:p>
      <text:p text:style-name="P1"/>
      <text:p text:style-name="P1">For example, a recursive algorithm for size of a binary tree rooted at a node u would:</text:p>
      <text:p text:style-name="P1">if u is null, return 0,</text:p>
      <text:p text:style-name="P1">else return size(left <text:s/>child <text:s/>of <text:s/>u) + size(left <text:s/>child <text:s/>of <text:s/>u) + 1</text:p>
      <text:p text:style-name="P1"/>
      <text:p text:style-name="P1">pause 1</text:p>
      <text:p text:style-name="P1"/>
      <text:p text:style-name="P1">The height of a node is the distance in pointer hops to its farthest descendant.</text:p>
      <text:p text:style-name="P1"/>
      <text:p text:style-name="P1">Breath</text:p>
      <text:p text:style-name="P1"/>
      <text:p text:style-name="P1">The height of a leaf is always 0. The height of c is 1.</text:p>
      <text:p text:style-name="P1"/>
      <text:p text:style-name="P1">breath</text:p>
      <text:p text:style-name="P1"/>
      <text:p text:style-name="P3">The height of a tree is the height of its root. The height of this tree is 2. It would be natural to use recursion to compute this as well.</text:p>
      <text:p text:style-name="P3"/>
      <text:p text:style-name="P1">Pause 1</text:p>
      <text:p text:style-name="P1"/>
      <text:p text:style-name="P1">The depth of a node is the distance between it and the root. The depth of the root is always 0, and the depth of b is 1.</text:p>
      <text:p text:style-name="P1"/>
      <text:p text:style-name="P1">breath</text:p>
      <text:p text:style-name="P1"/>
      <text:p text:style-name="P1">The algorithm for depth is more naturally calculated iteratively. Using iteration is better coding practice; a major flaw with recursion is the dangerous amount of function call stack space required. </text:p>
      <text:p text:style-name="P1"/>
      <text:p text:style-name="P1">Pause breath</text:p>
      <text:p text:style-name="P1"/>
      <text:p text:style-name="P1">Recursive algorithms in general require at least one recursive function call for each node in the tree, and when the tree is big, there isn’t space to store that many function calls on the stack. The program crashes. </text:p>
      <text:p text:style-name="P1"/>
      <text:p text:style-name="P4">Next video, we will talk about <text:span text:style-name="T1">traversing a binary tre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7:41:03.200500965</meta:creation-date>
    <dc:date>2017-05-16T08:45:32.790160430</dc:date>
    <meta:editing-duration>PT9M2S</meta:editing-duration>
    <meta:editing-cycles>5</meta:editing-cycles>
    <meta:generator>LibreOffice/5.1.6.2$Linux_X86_64 LibreOffice_project/10m0$Build-2</meta:generator>
    <meta:document-statistic meta:table-count="0" meta:image-count="0" meta:object-count="0" meta:page-count="2" meta:paragraph-count="39" meta:word-count="497" meta:character-count="2531" meta:non-whitespace-character-count="2061"/>
  </office:meta>
</office:document-meta>
</file>